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F000000879780FA92E50657ED.jpg" manifest:media-type="image/jpeg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FreeMono1" svg:font-family="FreeMono" style:font-adornments="标准" style:font-family-generic="modern" style:font-pitch="variable"/>
    <style:font-face style:name="FreeMono3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margin-top="0.1cm" fo:margin-bottom="0cm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style:font-name="Noto Mono" style:font-name-asian="微软雅黑 Light" style:font-weight-asian="250"/>
    </style:style>
    <style:style style:name="T2" style:family="text">
      <style:text-properties style:font-name="Noto Mono" fo:font-size="32pt" style:font-name-asian="微软雅黑 Light" style:font-size-asian="32pt" style:font-weight-asian="250" style:font-size-complex="32pt"/>
    </style:style>
    <style:style style:name="T3" style:family="text">
      <style:text-properties style:font-name="Noto Mono" fo:font-size="28pt" style:font-name-asian="微软雅黑 Light" style:font-size-asian="28pt" style:font-weight-asian="250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实践任务</text:span><text:span text:style-name="T2">3</text:span><text:span text:style-name="T2">：</text:span><text:span text:style-name="T2">Linux</text:span><text:span text:style-name="T2">命令的加强练习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概要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实践时长：</text:span><text:span text:style-name="T1">1</text:span><text:span text:style-name="T1">课时。</text:span></text:p>
              </text:list-item>
              <text:list-item>
                <text:p><text:span text:style-name="T1">主要涉及：</text:span><text:span text:style-name="T1">Linux</text:span><text:span text:style-name="T1">基础命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任务描述</text:span><text:span text:style-name="T1">1</text:span>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统计</text:span><text:span text:style-name="T1">/usr/share</text:span><text:span text:style-name="T1">目录所有</text:span><text:span text:style-name="T1">.png</text:span><text:span text:style-name="T1">文件的数量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2</text:span></text:p>
          </draw:text-box>
        </draw:frame>
        <draw:frame presentation:style-name="pr4" draw:text-style-name="P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以上结果保存到一个</text:span><text:span text:style-name="T1">pngstats</text:span><text:span text:style-name="T1">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3</text:span>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创建用户，主目录为</text:span><text:span text:style-name="T1">/space/albert</text:span><text:span text:style-name="T1">。</text:span></text:p>
              </text:list-item>
              <text:list-item>
                <text:p><text:span text:style-name="T1">赋予</text:span><text:span text:style-name="T1">albert</text:span><text:span text:style-name="T1">执行</text:span><text:span text:style-name="T1">sudo</text:span><text:span text:style-name="T1">的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4</text:span></text:p>
          </draw:text-box>
        </draw:frame>
        <draw:frame presentation:style-name="pr4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><text:span text:style-name="T1">切换到</text:span><text:span text:style-name="T1">albert</text:span><text:span text:style-name="T1">用户，创建目录</text:span><text:span text:style-name="T1">sh</text:span><text:span text:style-name="T1">。</text:span></text:p>
              </text:list-item>
              <text:list-item>
                <text:p><text:span text:style-name="T1">创建文件：</text:span><text:span text:style-name="T1">pse.s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5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使用</text:span><text:span text:style-name="T1">vim</text:span><text:span text:style-name="T1">在</text:span><text:span text:style-name="T1">pse</text:span><text:span text:style-name="T1">文件写入以下内容：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7.039cm" svg:height="4cm" svg:x="5cm" svg:y="6.2cm">
          <draw:image xlink:href="Pictures/100000000000023F000000879780FA92E50657E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任务描述</text:span><text:span text:style-name="T1">6</text:span></text:p>
          </draw:text-box>
        </draw:frame>
        <draw:frame presentation:style-name="pr4" draw:text-style-name="P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3">赋予</text:span><text:span text:style-name="T3">sh/pse.sh</text:span><text:span text:style-name="T3">可执行权限。</text:span></text:p>
              </text:list-item>
              <text:list-item>
                <text:p><text:span text:style-name="T3">创建目录</text:span><text:span text:style-name="T3">bin</text:span><text:span text:style-name="T3">。</text:span></text:p>
              </text:list-item>
              <text:list-item>
                <text:p><text:span text:style-name="T3">并在</text:span><text:span text:style-name="T3">bin</text:span><text:span text:style-name="T3">目录创建符号链接：</text:span><text:span text:style-name="T3">p</text:span><text:span text:style-name="T3">指向</text:span><text:span text:style-name="T3">sh/pse.sh</text:span><text:span text:style-name="T3">。</text:span></text:p>
              </text:list-item>
              <text:list-item>
                <text:p><text:span text:style-name="T3">执行</text:span><text:span text:style-name="T3">p</text:span><text:span text:style-name="T3">查看结果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FreeMono1" svg:font-family="FreeMono" style:font-adornments="标准" style:font-family-generic="modern" style:font-pitch="variable"/>
    <style:font-face style:name="FreeMono3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微软雅黑 Light" style:font-family-asian="'微软雅黑 Light'" style:font-style-name-asian="标准" style:font-family-generic-asian="swiss" style:font-pitch-asian="variable" style:font-size-asian="32pt" style:font-style-asian="normal" style:font-weight-asian="250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Noto Mono1" fo:font-family="'Noto Mono'" style:font-style-name="标准" style:font-family-generic="modern" style:font-pitch="fixed" fo:font-size="28pt" style:font-name-asian="微软雅黑 Light" style:font-family-asian="'微软雅黑 Light'" style:font-style-name-asian="标准" style:font-family-generic-asian="swiss" style:font-pitch-asian="variable" style:font-size-asian="28pt" style:font-weight-asian="250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Noto Mono1" fo:font-family="'Noto Mono'" style:font-style-name="标准" style:font-family-generic="modern" style:font-pitch="fixed" fo:font-size="24pt" style:font-name-asian="微软雅黑 Light" style:font-family-asian="'微软雅黑 Light'" style:font-style-name-asian="标准" style:font-family-generic-asian="swiss" style:font-pitch-asian="variable" style:font-size-asian="24pt" style:font-weight-asian="250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标准" style:font-family-generic-asian="swiss" style:font-pitch-asian="variable" style:font-size-asian="20pt" style:font-weight-asian="250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标准" style:font-family-generic-asian="swiss" style:font-pitch-asian="variable" style:font-size-asian="20pt" style:font-weight-asian="250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标准" style:font-family-generic-asian="swiss" style:font-pitch-asian="variable" style:font-size-asian="20pt" style:font-weight-asian="250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Noto Mono1" fo:font-family="'Noto Mono'" style:font-style-name="标准" style:font-family-generic="modern" style:font-pitch="fixed" fo:font-size="20pt" style:font-name-asian="微软雅黑 Light" style:font-family-asian="'微软雅黑 Light'" style:font-style-name-asian="标准" style:font-family-generic-asian="swiss" style:font-pitch-asian="variable" style:font-size-asian="20pt" style:font-weight-asian="250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Noto Mono1" fo:font-family="'Noto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微软雅黑 Light" style:font-family-asian="'微软雅黑 Light'" style:font-style-name-asian="标准" style:font-family-generic-asian="swiss" style:font-pitch-asian="variable" style:font-size-asian="40pt" style:font-style-asian="normal" style:font-weight-asian="250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4">第三大纲级别</text:span></text:p>
                      <text:list>
                        <text:list-item>
                          <text:p><text:span text:style-name="MT5">第四大纲级别</text:span></text:p>
                          <text:list>
                            <text:list-item>
                              <text:p><text:span text:style-name="MT5">第五大纲级别</text:span></text:p>
                              <text:list>
                                <text:list-item>
                                  <text:p><text:span text:style-name="MT5">第六大纲级别</text:span></text:p>
                                  <text:list>
                                    <text:list-item>
                                      <text:p><text:span text:style-name="MT5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3-06T15:20:38.692000000</dc:date>
    <meta:editing-duration>PT4H51S</meta:editing-duration>
    <meta:editing-cycles>120</meta:editing-cycles>
    <meta:generator>LibreOffice/6.3.4.2$Windows_X86_64 LibreOffice_project/60da17e045e08f1793c57c00ba83cdfce946d0aa</meta:generator>
    <meta:document-statistic meta:object-count="54"/>
  </office:meta>
</office:document-meta>
</file>